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break-before="page"/>
      <style:text-properties style:text-underline-style="none"/>
    </style:style>
    <style:style style:name="P24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c0000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8000" fo:font-size="12pt" style:font-size-asian="12pt" style:font-size-complex="12pt"/>
    </style:style>
    <style:style style:name="T13" style:family="text">
      <style:text-properties fo:color="#58a618" fo:font-size="12pt" style:font-size-asian="12pt" style:font-size-complex="12pt"/>
    </style:style>
    <style:style style:name="T14" style:family="text">
      <style:text-properties fo:font-size="27pt" style:font-size-asian="12pt" style:font-size-complex="12pt"/>
    </style:style>
    <style:style style:name="T15" style:family="text">
      <style:text-properties fo:color="#c55a11" fo:font-size="12pt" style:font-size-asian="12pt" style:font-size-complex="12pt"/>
    </style:style>
    <style:style style:name="T16" style:family="text">
      <style:text-properties fo:font-size="20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/SQL</text:p>
      <text:p text:style-name="P4">PL/SQL = Procedural Language/Structured Query Language </text:p>
      <text:p text:style-name="P4"/>
      <text:p text:style-name="P4">SQL: nodig om relationele database te maken en te<text:line-break/>beheren <text:line-break/></text:p>
      <text:p text:style-name="P4">declaratief <text:s/>= Wat we willen, niet hoe.</text:p>
      <text:p text:style-name="P4"/>
      <text:p text:style-name="P4">Onmogelijkheden SQL :</text:p>
      <text:list xml:id="list8330050481259646642" text:style-name="L1">
        <text:list-item>
          <text:p text:style-name="P7">gebruik variabelen</text:p>
        </text:list-item>
        <text:list-item>
          <text:p text:style-name="P7">records in bepaalde volgorde verwerken</text:p>
        </text:list-item>
      </text:list>
      <text:p text:style-name="P4"/>
      <text:p text:style-name="P4">Mogelijkheden PL/SQL:</text:p>
      <text:list xml:id="list8300558359957182048" text:style-name="L2">
        <text:list-item>
          <text:p text:style-name="P8">gebruik variabelen en constanten</text:p>
        </text:list-item>
        <text:list-item>
          <text:p text:style-name="P8">programmabesturing (iteratie en selectie) </text:p>
        </text:list-item>
        <text:list-item>
          <text:p text:style-name="P8">mogelijkheden rij per rij‐verwerking </text:p>
        </text:list-item>
        <text:list-item>
          <text:p text:style-name="P8">modulariteit </text:p>
        </text:list-item>
        <text:list-item>
          <text:p text:style-name="P8">afschermen van broncode door packages </text:p>
        </text:list-item>
        <text:list-item>
          <text:p text:style-name="P8">foutafhandeling</text:p>
        </text:list-item>
      </text:list>
      <text:p text:style-name="P4"/>
      <text:p text:style-name="P2">Functies</text:p>
      <text:p text:style-name="P4">Wat is een functie:</text:p>
      <text:list xml:id="list5015861425002579217" text:style-name="L3">
        <text:list-item>
          <text:p text:style-name="P9">Object met een naam</text:p>
        </text:list-item>
        <text:list-item>
          <text:p text:style-name="P9">Bewaard in de DB, blijft aanwezig zoals een tabel.</text:p>
        </text:list-item>
        <text:list-item>
          <text:p text:style-name="P9">code op 1 plaats definiëren en op meerdere plaatsen gebruiken</text:p>
        </text:list-item>
        <text:list-item>
          <text:p text:style-name="P9">retourneert een waarde </text:p>
        </text:list-item>
      </text:list>
      <text:p text:style-name="P4"/>
      <text:p text:style-name="P4">CREATE [OR REPLACE] FUNCTION function_name<text:line-break/>[(parameter1 [mode1] datatype1, ...)]<text:line-break/>RETURN datatype IS|AS<text:line-break/>[local_variable_declarations; …]<text:line-break/>BEGIN<text:line-break/>-- actions;<text:line-break/>RETURN expression;<text:line-break/>END [function_name]; <text:line-break/><text:tab/><text:tab/>→ Moet minstens 1 return statement bevatten</text:p>
      <text:p text:style-name="P4"/>
      <text:p text:style-name="P3">Functie zonder parameters</text:p>
      <text:p text:style-name="P4">CREATE OR REPLACE FUNCTION sysdate2<text:line-break/>RETURN VARCHAR2<text:tab/>→ return type<text:line-break/>AS<text:tab/><text:tab/><text:tab/><text:tab/>→ declaratie (AS om te beginnen)<text:line-break/>v_tekst VARCHAR2(30);<text:line-break/>BEGIN<text:tab/><text:tab/><text:tab/>→ Statements<text:line-break/>v_tekst := to_char(sysdate, 'fmDay, dd month yyyy');<text:line-break/>RETURN v_tekst;<text:line-break/>END;<text:line-break/>/ <text:line-break/></text:p>
      <text:list xml:id="list40423189" text:continue-numbering="true" text:style-name="L3">
        <text:list-header>
          <text:p text:style-name="P9"><text:line-break/></text:p>
        </text:list-header>
      </text:list>
      <text:p text:style-name="P2"/>
      <text:p text:style-name="P3"><text:soft-page-break/>SYNTAX</text:p>
      <text:list xml:id="list4772635804060482565" text:style-name="L4">
        <text:list-item>
          <text:p text:style-name="P17">Elke instructie eindigt met ;</text:p>
        </text:list-item>
        <text:list-item>
          <text:p text:style-name="P17">Een toekenning gebeurt door := </text:p>
        </text:list-item>
        <text:list-item>
          <text:p text:style-name="P17">In een PL/SQL blok kan je andere functies oproepen, je hoeft hiervoor geen<text:line-break/>SELECT‐statement te gebruiken (behalve bij groepsfuncties en DECODE). </text:p>
        </text:list-item>
        <text:list-item>
          <text:p text:style-name="P17">Commentaar toevoegen aan je code:<text:line-break/>‐ 1 regel: ‐‐ dit is 1 lijn commentaar<text:line-break/>‐ meerdere regels: /* commentaar over meerdere lijnen */ </text:p>
        </text:list-item>
        <text:list-item>
          <text:p text:style-name="P17">Fouten tonen = show errors</text:p>
        </text:list-item>
        <text:list-item>
          <text:p text:style-name="P17">Functie verwijderen = drop function function_name</text:p>
        </text:list-item>
        <text:list-item>
          <text:p text:style-name="P17">verwijderen en opnieuw creëren = Create or replace</text:p>
        </text:list-item>
        <text:list-item>
          <text:p text:style-name="P17">USER_OBJECTS<text:span text:style-name="T10">: </text:span>view bevat informatie over ALLE data<text:line-break/>bankobjecten van eigen user, dus alle zelf‐gecreëerde<text:line-break/>tabellen, indexen, sequences, functies,…</text:p>
          <text:p text:style-name="P17">vb.</text:p>
          <text:p text:style-name="P17">SELECT object_name<text:line-break/>FROM user_objects<text:line-break/>WHERE object_type = 'FUNCTION'; <text:line-break/></text:p>
        </text:list-item>
        <text:list-item>
          <text:p text:style-name="P17">USER_SOURCE<text:span text:style-name="T10">: </text:span>hierin zit de code van bepaalde objecten </text:p>
          <text:p text:style-name="P17">vb.</text:p>
          <text:p text:style-name="P17">SELECT text<text:line-break/>FROM user_source<text:line-break/>WHERE name = 'GET_JAARSAL'; <text:line-break/><text:line-break/></text:p>
        </text:list-item>
      </text:list>
      <text:p text:style-name="Standard"/>
      <text:p text:style-name="P1">Opmerkingen</text:p>
      <text:list xml:id="list1662596533379191142" text:style-name="L5">
        <text:list-item>
          <text:p text:style-name="P18">Functie altijd een naam. Gewoon PL/SQL blok = <text:span text:style-name="T3"><text:s/>ANONIEM blok (geen naam of functie).</text:span></text:p>
        </text:list-item>
        <text:list-item>
          <text:p text:style-name="P18">Return type geen lengte.</text:p>
        </text:list-item>
        <text:list-item>
          <text:p text:style-name="P18">Tussen IS/AS en BEGIN, variabelen declareren.</text:p>
        </text:list-item>
        <text:list-item>
          <text:p text:style-name="P18">In body functie  minstens 1 return‐commando met daarachter de<text:line-break/>waarde die wordt teruggegeven </text:p>
        </text:list-item>
        <text:list-item>
          <text:p text:style-name="P18">argumentenlijst, door deze argumenten of parameters wordt de flexibiliteit vergroot </text:p>
          <text:p text:style-name="P18"/>
        </text:list-item>
      </text:list>
      <text:p text:style-name="P1">Functie gebruiken</text:p>
      <text:p text:style-name="P5">Vanuit een andere functie:<text:line-break/>in het BEGIN‐blok: v_datum := sysdate2;</text:p>
      <text:p text:style-name="P5"><text:line-break/>Vanuit een SQL‐instructie:<text:line-break/>SQL&gt; SELECT sysdate2 FROM dual; <text:line-break/></text:p>
      <text:p text:style-name="P3">Declaratie/initialisatie variabelen</text:p>
      <text:p text:style-name="P4">vb.</text:p>
      <text:p text:style-name="P4">v_hiredate DATE;<text:line-break/>v_deptno NUMBER(2) NOT NULL := 10;<text:line-break/>v_location VARCHAR2(13) := 'Atlanta'; <text:line-break/></text:p>
      <text:p text:style-name="P4">Naamgeving variabelen:</text:p>
      <text:list xml:id="list3950947904300992634" text:style-name="L6">
        <text:list-item>
          <text:p text:style-name="P10">Beginnen met een letter, naam begint met v_</text:p>
        </text:list-item>
        <text:list-item>
          <text:p text:style-name="P10">Mag letters en getallen, ($), underscore, (£) bevatten</text:p>
        </text:list-item>
        <text:list-item>
          <text:p text:style-name="P10"><text:soft-page-break/>Maximale lengte is 30 tekens</text:p>
        </text:list-item>
        <text:list-item>
          <text:p text:style-name="P10">Geen gereserveerde woorden</text:p>
        </text:list-item>
      </text:list>
      <text:p text:style-name="P4"/>
      <text:p text:style-name="P4">Belangrijkste datatypes:</text:p>
      <text:p text:style-name="P4">• CHAR [(maximum_lengte)]<text:line-break/>• VARCHAR2 (maximum_lengte)<text:line-break/>• LONG<text:line-break/>• NUMBER [(precisie, schaal)]<text:line-break/>• BINARY_INTEGER<text:line-break/>• PLS_INTEGER<text:line-break/>• BOOLEAN<text:line-break/>• BINARY_FLOAT: sneller, maar minder precies<text:line-break/>• BINARY_DOUBLE<text:line-break/>• DATE<text:line-break/>• TIMESTAMP <text:line-break/></text:p>
      <text:p text:style-name="P4"/>
      <text:p text:style-name="P19">Declaratie %TYPE</text:p>
      <text:p text:style-name="P19"/>
      <text:p text:style-name="Standard"><text:span text:style-name="T4">verwijzen naar het datatype van een andere variabele<text:line-break/>• </text:span><text:span text:style-name="T4">datatype eerder beschreven variabele<text:line-break/>• datatype kolom uit databank </text:span></text:p>
      <text:p text:style-name="P19">enkel datatype overgenomen, geen default‐waarde <text:line-break/></text:p>
      <text:p text:style-name="P19"/>
      <text:p text:style-name="P19">vb. </text:p>
      <text:p text:style-name="Standard"><text:span text:style-name="T4">v_getal NUMBER(4,1);<text:line-break/>v_getal2 v_getal%TYPE;<text:line-break/>v_mndsal employees.salary%TYPE; </text:span></text:p>
      <text:p text:style-name="Standard"><text:span text:style-name="T4"/></text:p>
      <text:p text:style-name="Standard"><text:span text:style-name="T4">Declaratie Default waarde</text:span></text:p>
      <text:p text:style-name="Standard"><text:span text:style-name="T4"/></text:p>
      <text:p text:style-name="Standard"><text:span text:style-name="T4">• zonder DEFAULT‐waarde: NULL<text:line-break/>• bij beschrijving NOT NULL of CONSTANT  DEFAULT‐waarde verplicht <text:line-break/></text:span></text:p>
      <text:p text:style-name="Standard"><text:span text:style-name="T6">Operatoren</text:span></text:p>
      <text:p text:style-name="Standard"><text:span text:style-name="T4">• rekenkundige ** * / + ‐<text:line-break/>• alfanumerieke ||<text:tab/>(concat)<text:line-break/>• vergelijkings = != &lt;&gt; &lt; &lt;= &gt; &gt;=<text:line-break/>(levert TRUE, FALSE of UNK op) IS NULL<text:line-break/>LIKE<text:line-break/>BETWEEN<text:line-break/>IN<text:line-break/>• logische AND OR NOT </text:span></text:p>
      <text:p text:style-name="Standard"><text:span text:style-name="T4"/></text:p>
      <text:p text:style-name="Standard"><text:span text:style-name="T6">Functie met parameters</text:span></text:p>
      <text:p text:style-name="Standard"><text:span text:style-name="T4">CREATE OR REPLACE FUNCTION fulldate<text:line-break/>(p_date IN DATE) → parameter, IN = komt variabele binnen<text:line-break/>RETURN VARCHAR2<text:line-break/>AS<text:line-break/>BEGIN<text:line-break/>RETURN TO_CHAR(p_date, 'fmDay, dd month yyyy');<text:line-break/></text:span><text:soft-page-break/><text:span text:style-name="T4">END; </text:span></text:p>
      <text:p text:style-name="Standard"><text:span text:style-name="T4"/></text:p>
      <text:p text:style-name="Standard"><text:span text:style-name="T4">Meerdere parameters, gescheiden door komma:</text:span></text:p>
      <text:p text:style-name="Standard"><text:span text:style-name="T4">(p_tekst varchar2,<text:line-break/>p_sal employees.salary%TYPE )</text:span></text:p>
      <text:p text:style-name="Standard"><text:span text:style-name="T4"/></text:p>
      <text:p text:style-name="Standard"><text:span text:style-name="T4">Functie gebruiken:</text:span></text:p>
      <text:p text:style-name="Standard"><text:span text:style-name="T4">• Vanuit een andere functie:<text:line-break/>in het BEGIN‐blok: v_tekst := fulldate(v_datum);<text:line-break/>• Vanuit een SQL‐instructie:<text:line-break/>SQL&gt; SELECT fulldate(hire_date) FROM employees; <text:line-break/><text:line-break/></text:span></text:p>
      <text:p text:style-name="P20"><text:span text:style-name="T8">Voorwaardelijke uitvoering: </text:span></text:p>
      <text:p text:style-name="P1"><text:span text:style-name="T8">IF</text:span></text:p>
      <text:p text:style-name="P4">vb.</text:p>
      <text:p text:style-name="P4">IF <text:span text:style-name="T10">v_leeftijd &gt; 60 </text:span>THEN<text:line-break/><text:span text:style-name="T10">v_categorie :='senior’;<text:line-break/></text:span>ELSE<text:line-break/><text:span text:style-name="T10">v_categorie :='middelbaar’;<text:line-break/></text:span>END IF<text:span text:style-name="T10">;</text:span> <text:line-break/></text:p>
      <text:p text:style-name="P3">ELSE</text:p>
      <text:p text:style-name="P4">IF <text:span text:style-name="T10">v_leeftijd &gt; 60 </text:span>THEN<text:line-break/><text:span text:style-name="T10">v_categorie := 'senior’;<text:line-break/></text:span>ELSE<text:line-break/>IF <text:span text:style-name="T10">v_leeftijd &gt; 35 </text:span>THEN<text:line-break/><text:span text:style-name="T10">v_categorie := 'middelbaar';<text:line-break/></text:span>ELSE<text:line-break/><text:span text:style-name="T10">v_categorie := 'jong';<text:line-break/></text:span>END IF<text:span text:style-name="T10">;<text:line-break/></text:span>END IF<text:span text:style-name="T10">;</text:span> </text:p>
      <text:p text:style-name="P4"/>
      <text:p text:style-name="P4"><text:span text:style-name="T2">ELSEIF</text:span></text:p>
      <text:p text:style-name="P4">IF <text:span text:style-name="T10">v_leeftijd &gt; 60 </text:span>THEN<text:line-break/><text:span text:style-name="T10">v_categorie :='senior’;<text:line-break/></text:span>ELSIF <text:span text:style-name="T10">v_leeftijd &gt; 35 </text:span>THEN<text:line-break/><text:span text:style-name="T10">v_categorie :='middelbaar’;<text:line-break/></text:span>ELSE<text:line-break/><text:span text:style-name="T10">v_categorie :='jong’;<text:line-break/></text:span>END IF<text:span text:style-name="T10">;</text:span> <text:line-break/><text:line-break/><text:span text:style-name="T2">AND</text:span></text:p>
      <text:p text:style-name="P4">IF <text:span text:style-name="T10">v_leeftijd &gt; 60 AND status = 'niet werkend' </text:span>THEN<text:line-break/><text:span text:style-name="T10">v_categorie :='gepensioneerde senior';<text:line-break/></text:span>END IF<text:span text:style-name="T10">;</text:span> <text:line-break/></text:p>
      <text:p text:style-name="P3">OR</text:p>
      <text:p text:style-name="P4">IF <text:span text:style-name="T10">v_leeftijd &lt; 18 OR status = 'student' </text:span>THEN<text:line-break/><text:span text:style-name="T10">v_belastingen := 0;<text:line-break/></text:span>END IF<text:span text:style-name="T10">;</text:span> <text:line-break/></text:p>
      <text:p text:style-name="P4"/>
      <text:p text:style-name="P21">SELECT statements</text:p>
      <text:list xml:id="list4393331641202500895" text:style-name="L7">
        <text:list-item>
          <text:p text:style-name="P11">Gegevens uit database halen met select</text:p>
        </text:list-item>
        <text:list-item>
          <text:p text:style-name="P11">INTO verplicht!</text:p>
        </text:list-item>
        <text:list-item>
          <text:p text:style-name="P11">Query moet 1 rij ophalen → &gt;WHERE</text:p>
        </text:list-item>
      </text:list>
      <text:p text:style-name="P4"/>
      <text:p text:style-name="P4">vb.</text:p>
      <text:p text:style-name="P4">CREATE OR REPLACE FUNCTION get_aantal_dienstjaren<text:line-break/>(p_emp_id employees.employee_id%TYPE)<text:line-break/>RETURN NUMBER<text:line-break/>AS<text:line-break/>v_hire_date employees.hire_date%TYPE;<text:line-break/>v_aantal_jaren_dienst NUMBER;<text:line-break/>BEGIN<text:line-break/>SELECT hire_date<text:line-break/>INTO v_hire_date<text:line-break/>FROM employees<text:line-break/>WHERE employee_id = p_emp_id;<text:line-break/>v_aantal_jaren_dienst := TRUNC(MONTHS_BETWEEN(sysdate, v_hire_date)/12);<text:line-break/>RETURN v_aantal_jaren_dienst;<text:line-break/>END; <text:line-break/></text:p>
      <text:p text:style-name="P4">gebruik:</text:p>
      <text:p text:style-name="P4">SELECT last_namen, employee_id, get_aantal_dienstjaren(employee_id) FROM employees</text:p>
      <text:p text:style-name="P4">SELECT get_aantal_dienstjaren(100) from dual</text:p>
      <text:p text:style-name="P4"/>
      <text:p text:style-name="P4">Opmerkingen:</text:p>
      <text:list xml:id="list4714072910366018825" text:style-name="L8">
        <text:list-item>
          <text:p text:style-name="P12">WHERE, GROUP BY en HAVING kan gebruikt worden</text:p>
        </text:list-item>
        <text:list-item>
          <text:p text:style-name="P12">meer dan 1 variabele mogelijk</text:p>
          <text:p text:style-name="P12"/>
        </text:list-item>
      </text:list>
      <text:p text:style-name="P22">Procedures</text:p>
      <text:p text:style-name="P4">Wat is een procedure:</text:p>
      <text:p text:style-name="P4">Zelfde als functie maar zonder retour en met:</text:p>
      <text:list xml:id="list1375690445065424879" text:style-name="L9">
        <text:list-item>
          <text:p text:style-name="P13">voert één of meerdere acties uit</text:p>
        </text:list-item>
        <text:list-item>
          <text:p text:style-name="P13">kan aangeroepen(called) worden met 1 of meerdere parameters</text:p>
        </text:list-item>
        <text:list-item>
          <text:p text:style-name="P13">slechts 1 aanroep voor meerdere acties waardoor betere<text:line-break/>performance </text:p>
        </text:list-item>
      </text:list>
      <text:p text:style-name="P4"/>
      <text:p text:style-name="P3">SYNTAX</text:p>
      <text:p text:style-name="P4">Afdrukken: </text:p>
      <text:p text:style-name="Standard"><text:span text:style-name="T1">in SQL*Plus SET SERVEROUTPUT ON opnemen  best in LOGIN.SQL <text:line-break/></text:span>DBMS_OUTPUT.PUT_LINE(‘Je kan tekst en variabelen samenvoegen<text:line-break/>met concatenatie‐teken’ ||’ alle tekst moet tussen single quotes. Dit<text:line-break/>moet niet voor variabelen.’ || v_country_name); </text:p>
      <text:p text:style-name="Standard"/>
      <text:p text:style-name="Standard">INSERT, UPDATE, DELETE kan gebruikt worden</text:p>
      <text:p text:style-name="Standard">SQL%FOUND = True als tenminste 1 row geretourneerd wordt.</text:p>
      <text:p text:style-name="Standard">SQL%NOTFOUNR = True als geen rij werd geretourneerd.</text:p>
      <text:p text:style-name="Standard">SQL%ROWCOUNT = Geeft een getal met het aantal rijen dat door de statement geaffecteerd wordt.<text:line-break/></text:p>
      <text:p text:style-name="Standard">Procedure verwijderen = drop procedure procedure_name</text:p>
      <text:p text:style-name="Standard">User_source, User_objects (Zie Functions).</text:p>
      <text:p text:style-name="P4"/>
      <text:p text:style-name="P4"><text:span text:style-name="T2">Procedure zonder parameters</text:span></text:p>
      <text:p text:style-name="Standard"><text:span text:style-name="T1">CREATE OR REPLACE PROCEDURE add_ctry<text:line-break/>IS v_country_id countries.country_id%type := ‘FR’;<text:line-break/>v_country_name countries.country_name%type := ‘France’;<text:line-break/>v_region_id countries.region_id%type :=1;<text:line-break/>BEGIN<text:line-break/>INSERT INTO countries<text:line-break/>VALUES (v_country_id,v_country_name,v_region_id);<text:line-break/>DBMS_OUTPUT.PUT_LINE(‘Er werden ‘|| SQL%ROWCOUNT||’ rijen<text:line-break/>toegevoegd in de tabel COUNTRIES’);<text:line-break/>END add_ctry;<text:line-break/>/ <text:line-break/><text:line-break/>Procedure oproepen</text:span></text:p>
      <text:p text:style-name="Standard"><text:span text:style-name="T1"/></text:p>
      <text:p text:style-name="Standard"><text:span text:style-name="T1">• Vanuit een andere procedure:<text:line-break/>in het BEGIN‐blok:<text:line-break/>ADD_CTRY;<text:line-break/>• Vanuit SQL*Plus:<text:line-break/>SQL&gt; execute add_ctry<text:line-break/>OF exec add_ctry <text:line-break/></text:span></text:p>
      <text:p text:style-name="P20"><text:span text:style-name="T11">Procedure met IN parameter</text:span></text:p>
      <text:p text:style-name="P5"><text:span text:style-name="T11">vb.</text:span></text:p>
      <text:p text:style-name="P5"><text:span text:style-name="T11">CREATE OR REPLACE PROCEDURE del_ctry<text:line-break/>(p_country_id IN countries.country_id%type)<text:line-break/>IS<text:line-break/>BEGIN<text:line-break/>DELETE FROM countries<text:line-break/>WHERE country_id = p_country_id;<text:line-break/>DBMS_OUTPUT.PUT_LINE(‘Er werden ‘|| SQL%ROWCOUNT||’<text:line-break/>rijen verwijderd uit de tabel COUNTRIES’);<text:line-break/>END del_ctry;<text:line-break/>/ <text:line-break/></text:span></text:p>
      <text:p text:style-name="P5"><text:span text:style-name="T11">IN‐parameter komt binnen in de procedure en wordt meegegeven vanuit een andere procedure of vanuit een aanroep in SQL*Plus<text:line-break/>De parameter(s) in het called program(procedure) worden FORMAL‐parameters genoemd<text:line-break/>De parameter(s) in het calling program(andere procedure) worden ACTUAL‐parameters genoemd <text:line-break/></text:span></text:p>
      <text:p text:style-name="P5"><text:span text:style-name="T11">procedure oproepen</text:span></text:p>
      <text:p text:style-name="P5"><text:span text:style-name="T11">•</text:span><text:span text:style-name="T8"> Vanuit een andere procedure:<text:line-break/>in het BEGIN‐blok:<text:line-break/>del_ctry(v_country_id);<text:line-break/>OF del_ctry(‘AR’)<text:line-break/>• Vanuit SQL*Plus:<text:line-break/>SQL&gt; exec del_ctry(‘AR’)<text:line-break/>OF exec del_ctry(‘&amp;landid’) </text:span></text:p>
      <text:p text:style-name="P5"><text:span text:style-name="T8"/></text:p>
      <text:p text:style-name="P5"><text:span text:style-name="T8"/></text:p>
      <text:p text:style-name="P23"><text:span text:style-name="T6">Procedure met IN en OUT parameters</text:span></text:p>
      <text:p text:style-name="P5"><text:span text:style-name="T8">vb.</text:span></text:p>
      <text:p text:style-name="P5"><text:span text:style-name="T8">CREATE OR REPLACE PROCEDURE raise_salary_dept<text:line-break/>(p_dept_name IN departments.department_name%type<text:line-break/>,p_percentIN number<text:line-break/>,p_count_emp OUT number)<text:line-break/>AS<text:line-break/>v_dept_id departments.department_id%type;<text:line-break/>BEGIN<text:line-break/>SELECT department_id INTO v_dept_id<text:line-break/>FROM departments<text:line-break/>WHERE department_name = p_dept_name;<text:line-break/>UPDATE employees<text:line-break/>SET salary = salary * (1 + p_percent/100)<text:line-break/>WHERE department_id = v_dept_id;<text:line-break/>p_count_emp := SQL%rowcount;<text:line-break/>END raise_salary_dept;<text:line-break/>/<text:line-break/></text:span></text:p>
      <text:p text:style-name="P5"><text:span text:style-name="T8">Procedure oproepen:</text:span></text:p>
      <text:p text:style-name="P5"><text:span text:style-name="T8">vanuit een andere procedure</text:span></text:p>
      <text:p text:style-name="P5"><text:span text:style-name="T8">AS<text:line-break/>v_aantal_emp number(3);<text:line-break/>BEGIN<text:line-break/>raise_salary_dept(‘Administration’,10,v_aantal_emp);<text:line-break/>DBMS_OUTPUT.PUT_LINE(v_aantal_emp);<text:line-break/>END; <text:line-break/><text:line-break/>via een anoniem block</text:span></text:p>
      <text:p text:style-name="P5"><text:span text:style-name="T8">DECLARE<text:line-break/>v_aantal_emp number(3);<text:line-break/>BEGIN<text:line-break/>raise_salary_dept(‘Administration’,10,v_aantal_emp);<text:line-break/>DBMS_OUTPUT.PUT_LINE(v_aantal_emp);<text:line-break/>END;<text:line-break/>/ <text:line-break/><text:line-break/>aan de SQL‐prompt  bind‐variable nodig </text:span></text:p>
      <text:p text:style-name="P5"><text:span text:style-name="T8">Bind variable: deze variabele wordt gecreëerd in de werkomgeving en kan gebruikt worden in SQL statements en PL/SQL blocks<text:line-break/>Syntax aan SQL‐prompt: VARIABLE b_test varchar(2)<text:line-break/>Gebruikt als volgt :b_test<text:line-break/>SQL&gt; VARIABLE b_aantal_emp number<text:line-break/>SQL&gt; exec raise_salary_dept(‘Administration’, 10, :b_aantal_emp)<text:line-break/>Om afdruk van bind variable te zien voeg je de volgende setting toe in login.sql: SET SERVEROUTPUT ON <text:line-break/></text:span></text:p>
      <text:p text:style-name="P5"><text:span text:style-name="T8"/></text:p>
      <text:p text:style-name="P23"><text:span text:style-name="T6">Positional VS Named notation</text:span></text:p>
      <text:p text:style-name="P5"><text:span text:style-name="T8">• Voorbeeld positional notation<text:line-break/>exec raise_salary_dept(‘Administration’, 10, :b_aantal_emp)<text:line-break/>Volgorde van parameters moet exact dezelfde zijn als in de procedure<text:line-break/>• Voorbeeld named notation<text:line-break/>exec raise_salary_dept(p_percent =&gt;10,p_dept_name =&gt;’Administration’,p_count_emp =&gt;:b_aantal_emp)<text:line-break/>Volgorde is niet langer belangrijk maar de parameter‐namen moeten dan wel gekend zijn <text:line-break/><text:line-break/><text:line-break/></text:span></text:p>
      <text:p text:style-name="P20"><text:span text:style-name="T8">Lussen</text:span></text:p>
      <text:p text:style-name="P1"><text:span text:style-name="T8">Loop (herhaal tot)</text:span></text:p>
      <text:p text:style-name="P5"><text:span text:style-name="T8">CREATE OR REPLACE PROCEDURE print_dept_loop<text:line-break/>AS<text:line-break/>v_count number(3) := 0;<text:line-break/>v_dept_id departments.department_id%type;<text:line-break/>v_dept_name departments.department_name%type;<text:line-break/>v_man_id departments.manager_id%type;<text:line-break/>BEGIN<text:line-break/>LOOP<text:line-break/>v_count := v_count + 10;<text:line-break/>SELECT department_id, department_name, manager_id<text:line-break/>INTO v_dept_id, v_dept_name, v_man_id<text:line-break/>FROM departments<text:line-break/>WHERE department_id = v_count;<text:line-break/>DBMS_OUTPUT.PUT_LINE(v_dept_id||' '||v_dept_name||' '||v_man_id);<text:line-break/>EXIT WHEN v_count &gt;=100;<text:line-break/>END LOOP;<text:line-break/>END print_dept_loop;<text:line-break/>/ <text:line-break/></text:span></text:p>
      <text:p text:style-name="P1"><text:span text:style-name="T8">While (herhaal zolang)</text:span></text:p>
      <text:p text:style-name="P5"><text:span text:style-name="T8">CREATE OR REPLACE PROCEDURE print_dept_while<text:line-break/>AS<text:line-break/>v_count number(3) := 10;<text:line-break/>v_dept_id departments.department_id%type;<text:line-break/>v_dept_name departments.department_name%type;<text:line-break/>v_man_id departments.manager_id%type;<text:line-break/>BEGIN<text:line-break/>WHILE v_count &lt;= 100 LOOP<text:line-break/>SELECT department_id, department_name, manager_id<text:line-break/>INTO v_dept_id, v_dept_name, v_man_id<text:line-break/>FROM departments<text:line-break/>WHERE department_id = v_count;<text:line-break/>DBMS_OUTPUT.PUT_LINE(v_dept_id||' '||v_dept_name||' '||v_man_id);<text:line-break/>v_count := v_count + 10;<text:line-break/>END LOOP;<text:line-break/>END print_dept_while; <text:line-break/></text:span></text:p>
      <text:p text:style-name="P1"><text:span text:style-name="T8">For (zelftellend)</text:span></text:p>
      <text:p text:style-name="P5"><text:span text:style-name="T8">CREATE OR REPLACE PROCEDURE print_dept_for<text:line-break/>AS<text:line-break/>v_dept_id departments.department_id%type;<text:line-break/>v_dept_name departments.department_name%type;<text:line-break/>v_man_id departments.manager_id%type;<text:line-break/>BEGIN<text:line-break/>FOR i IN 1..10 LOOP<text:line-break/>SELECT department_id, department_name, manager_id<text:line-break/>INTO v_dept_id, v_dept_name, v_man_id<text:line-break/>FROM departments<text:line-break/>WHERE department_id = i*10;<text:line-break/>DBMS_OUTPUT.PUT_LINE(v_dept_id||' '||v_dept_name||' '||v_man_id);<text:line-break/></text:span><text:soft-page-break/><text:span text:style-name="T8">END LOOP;<text:line-break/>END print_dept_for;<text:line-break/>/ <text:line-break/></text:span></text:p>
      <text:p text:style-name="P1"><text:span text:style-name="T8">SPECIAL for loop – cursor loop</text:span></text:p>
      <text:p text:style-name="P5"><text:span text:style-name="T8">CREATE OR REPLACE PROCEDURE print_dept_cursorloop<text:line-break/>AS<text:line-break/>BEGIN<text:line-break/>FOR rec IN (SELECT department_id, department_name, manager_id<text:line-break/>FROM departments<text:line-break/>WHERE department_id between 10 and 100)<text:line-break/>LOOP<text:line-break/>DBMS_OUTPUT.PUT_LINE(rec.department_id||'<text:line-break/>'||rec.department_name||' '||rec.manager_id);<text:line-break/>END LOOP;<text:line-break/>END print_dept_cursorloop;<text:line-break/>/ <text:line-break/></text:span></text:p>
      <text:p text:style-name="P5"><text:span text:style-name="T8">Alle rijen en kolommen bekomen door uitvoeren van subquery worden in expliciete cursor bijgehouden.<text:line-break/>Deze cursor heeft geen naam, daarom kan er ook geen gebruik gemaakt worden van cursorattributen<text:line-break/>=&gt; rec%rowcount kan NIET GEBRUIKT worden<text:line-break/>De FOR‐loop zal rij per rij verwerken<text:line-break/>In de LOOP kan verwezen worden naar een specifiek attribuut via rec.department_name – het gaat hier dan over de inhoud van het attribuut department_name in de rij die op dat moment door de loop verwerkt wordt <text:line-break/></text:span></text:p>
      <text:p text:style-name="P22"><text:span text:style-name="T9">Triggers</text:span></text:p>
      <text:p text:style-name="P4"><text:span text:style-name="T9">Wat is een trigger:</text:span></text:p>
      <text:p text:style-name="P4"><text:span text:style-name="T9">PL/SQL‐code geassocieerd aan een tabel/view die als object opgeslagen wordt in de DB.<text:line-break/>Wordt automatisch uitgevoerd (kan niet opgeroepen worden) </text:span></text:p>
      <text:p text:style-name="P4"><text:span text:style-name="T9">Inhoud van de tabel wijzigt (insert/update/delete) → trigger wordt automatisch uitgevoerd<text:line-break/></text:span></text:p>
      <text:p text:style-name="P4"><text:span text:style-name="T7">Syntax</text:span></text:p>
      <text:p text:style-name="P4"><text:span text:style-name="T7">Database</text:span></text:p>
      <text:p text:style-name="P4"><text:span text:style-name="T9">CREATE OR REPLACE TRIGGER triggernaam<text:line-break/>{BEFORE / AFTER} timing<text:line-break/>{DELETE / INSERT / UPDATE [OF kolom [,kolom] ] } [ OR …] event<text:line-break/>ON tabelnaam<text:line-break/>[FOR EACH ROW [WHEN (voorwaarde) ] ] frequency<text:line-break/>[DECLARE ]<text:line-break/>BEGIN<text:line-break/></text:span><text:span text:style-name="T12">/*uitvoerbare commando’s*/<text:line-break/></text:span><text:span text:style-name="T9">[EXCEPTION]<text:line-break/>END [triggernaam]; </text:span></text:p>
      <text:p text:style-name="P4"><text:span text:style-name="T9"/></text:p>
      <text:p text:style-name="P4"><text:span text:style-name="T9">COMMIT/ROLLBACK zijn NIET toegelaten!!</text:span></text:p>
      <text:p text:style-name="P4"><text:span text:style-name="T9"/></text:p>
      <text:p text:style-name="P3"><text:span text:style-name="T9">Tabel</text:span></text:p>
      <text:p text:style-name="P4"><text:span text:style-name="T9">Timing</text:span></text:p>
      <text:p text:style-name="P3"><text:span text:style-name="T5">BEFORE the event: als de trigger moet controleren of een actie toegestaan is of niet ‐<text:line-break/>voorkomt onnodige rollbacks. Als je zeker wil zijn dat deze trigger altijd afgaat (deze worden eerst uitgevoerd)<text:line-break/>AFTER the event: als het triggerende commando zeker moet worden uitgevoerd (vooral bij row<text:line-break/>triggers). Wordt pas uitgevoerd nadat alle constraints op de tabel gecontroleerd zijn.<text:line-break/><text:line-break/>event </text:span></text:p>
      <text:p text:style-name="P3"><text:span text:style-name="T5">INSERT – UPDATE ‐ DELETE</text:span></text:p>
      <text:p text:style-name="P3"><text:span text:style-name="T5"><text:line-break/>frequency </text:span></text:p>
      <text:p text:style-name="P3"><text:span text:style-name="T5">STATEMENT (default)<text:line-break/>ROW = aantal keer trigger‐body uitgevoerd wordt<text:line-break/>statement: 1x per statement / instructie. Onafhankelijk van het aantal beïnvloede rijen<text:line-break/>row: 1x per rij die beïnvloed wordt door het event </text:span><text:span text:style-name="T9"><text:line-break/></text:span></text:p>
      <text:p text:style-name="P4"><text:span text:style-name="T9">vb Statement Trigger</text:span></text:p>
      <text:p text:style-name="P4"><text:span text:style-name="T9">CREATE OR REPLACE TRIGGER bds_emp<text:line-break/>BEFORE DELETE<text:line-break/>ON employees<text:line-break/>BEGIN<text:line-break/>IF USER != 'JAN' THEN<text:line-break/>RAISE_APPLICATION_ERROR(-20000, → moet tussen -20000 en -20999 zijn<text:line-break/>'u heeft geen rechten voor deze actie'); → instructie + melding<text:line-break/>END IF;<text:line-break/>END;<text:line-break/>/ </text:span></text:p>
      <text:p text:style-name="P24"><text:span text:style-name="T9">vb Statement Trigger uitgebreid</text:span></text:p>
      <text:p text:style-name="P4"><text:span text:style-name="T9">CREATE OR REPLACE TRIGGER bdus_emp<text:line-break/>before delete or update of salary<text:line-break/>ON employees<text:line-break/>BEGIN<text:line-break/>IF USER != 'JAN' THEN<text:line-break/>IF DELETING THEN<text:line-break/>RAISE_APPLICATION_ERROR(‐20000, 'u heeft geen verwijderrechten');<text:line-break/>ELSE<text:line-break/>RAISE_APPLICATION_ERROR(‐20000, 'u heeft geen rechten om het salary te wijzigen');<text:line-break/>END IF;<text:line-break/>END IF;<text:line-break/>END;<text:line-break/>/ <text:line-break/></text:span></text:p>
      <text:p text:style-name="P4"><text:span text:style-name="T9">vb Row Trigger</text:span></text:p>
      <text:p text:style-name="P4"><text:span text:style-name="T9">CREATE OR REPLACE TRIGGER aur_emp_salary<text:line-break/>AFTER UPDATE OF salary<text:line-break/>ON employees<text:line-break/></text:span><text:span text:style-name="T13">FOR EACH ROW<text:line-break/></text:span><text:span text:style-name="T9">BEGIN<text:line-break/>IF </text:span><text:span text:style-name="T13">(:NEW.</text:span><text:span text:style-name="T9">salary - </text:span><text:span text:style-name="T13">:OLD.</text:span><text:span text:style-name="T9">salary &gt; 0.1*</text:span><text:span text:style-name="T13">:OLD.</text:span><text:span text:style-name="T9">salary)THEN<text:line-break/>RAISE_APPLICATION_ERROR(-20000,‘salary te veel<text:line-break/>verhoogd’);<text:line-break/>END IF;<text:line-break/>END;<text:line-break/>/ <text:line-break/></text:span></text:p>
      <text:p text:style-name="P4"><text:span text:style-name="T9">vb Row trigger when</text:span></text:p>
      <text:p text:style-name="P4"><text:span text:style-name="T9">CREATE OR REPLACE TRIGGER aur_emp_sal2<text:line-break/>AFTER UPDATE OF salary<text:line-break/>ON employees<text:line-break/>FOR EACH ROW<text:line-break/></text:span><text:span text:style-name="T13">WHEN (OLD.job_id != ‘AD_PRES’) → enkel voor row triggers. GEEN :: bij OLD!!<text:line-break/></text:span><text:span text:style-name="T9">BEGIN<text:line-break/>IF (:NEW.salary - :OLD.salary &gt; 0.1*:OLD.salary) THEN<text:line-break/>RAISE_APPLICATION_ERROR(-20000,‘salary te veel<text:line-break/>verhoogd’);<text:line-break/>END IF;<text:line-break/>END;<text:line-break/>/ <text:line-break/></text:span></text:p>
      <text:p text:style-name="P24"><text:span text:style-name="T7">Foutmelding via Raise application error</text:span></text:p>
      <text:p text:style-name="P4"><text:span text:style-name="T9">RAISE_APPLICATION_ERROR(‐20000, ’u heeft geen rechten voor deze actie’)</text:span></text:p>
      <text:p text:style-name="Standard"><text:span text:style-name="T4"><text:tab/><text:tab/><text:tab/><text:tab/><text:tab/> <text:s text:c="2"/>|<text:tab/><text:tab/><text:tab/>|<text:line-break/><text:tab/><text:tab/><text:tab/><text:tab/> <text:s text:c="7"/>foutcode <text:tab/><text:tab/>foutmelding(moet string zijn) <text:line-break/><text:line-break/>H</text:span><text:span text:style-name="T9">et programma/trigger wordt afgebroken, <text:s/>automatisch ROLLBACK voor het triggerende DML‐statement(hier delete)<text:line-break/>Foutcode moet liggen tussen ‐20000 en ‐20999 (user‐defined) <text:line-break/></text:span></text:p>
      <text:p text:style-name="P1"><text:span text:style-name="T9">Naamgeving</text:span></text:p>
      <text:p text:style-name="P5"><text:span text:style-name="T9">De naamgeving geeft het soort trigger weer<text:line-break/>vb: TRIGGER bds_emp<text:line-break/>b = before<text:line-break/>trigger gaat af vóór het DML‐statement wordt uitgevoerd</text:span></text:p>
      <text:p text:style-name="P5"><text:span text:style-name="T9">a = after</text:span></text:p>
      <text:p text:style-name="P5"><text:span text:style-name="T9">trigger gaat af na het DML‐statement wordt uitgevoerd<text:line-break/>d = delete<text:line-break/>de trigger gaat af bij een delete‐statement<text:line-break/>s = statement trigger<text:line-break/>deze trigger gaat slechts 1x af per DML‐statement, ongeacht hoeveel<text:line-break/>rijen door het DML‐commando worden bewerkt </text:span></text:p>
      <text:p text:style-name="P5"><text:span text:style-name="T9">u = update<text:line-break/></text:span></text:p>
      <text:p text:style-name="P1"><text:span text:style-name="T9">Gebruik</text:span></text:p>
      <text:p text:style-name="P5"><text:span text:style-name="T9">De tabel trigger gaat automatisch af bij het uitvoeren van een DML‐statement op een specifieke tabel waarvoor een trigger gecompileerd is.<text:line-break/>Er kunnen meerdere triggers op 1 tabel gecreëerd worden.</text:span></text:p>
      <text:p text:style-name="P5"><text:span text:style-name="T9"/></text:p>
      <text:p text:style-name="P1"><text:span text:style-name="T9">Functies</text:span></text:p>
      <text:p text:style-name="P1"><text:span text:style-name="T5">INSERTING – DELETING ‐ UPDATING<text:line-break/>Te gebruiken indien er meer dan 1 triggerend event is op 1 tabel. Geven een boolean terug.<text:line-break/>Bij UPDATING kan ook een parameter meegegeven worden vb. IF updating(‘salary’) THEN …… </text:span><text:span text:style-name="T9"><text:line-break/></text:span></text:p>
      <text:p text:style-name="P1"><text:span text:style-name="T9">Row triggers</text:span></text:p>
      <text:p text:style-name="P5"><text:span text:style-name="T9">Bovenaan de trigger definitie: FOR EACH ROW. <text:s/>Gaat per te bewerken rij af<text:line-break/>• Vb een delete‐commando verwijdert 10 rijen<text:line-break/></text:span><text:span text:style-name="T15">statement‐trigger </text:span><text:span text:style-name="T9">gaat </text:span><text:span text:style-name="T15">1 keer </text:span><text:span text:style-name="T9">af<text:line-break/></text:span><text:span text:style-name="T13">rij‐trigger </text:span><text:span text:style-name="T9">gaat </text:span><text:span text:style-name="T13">10 keer </text:span><text:span text:style-name="T9">af<text:line-break/>• Vb een delete‐commando verwijdert 0 rijen<text:line-break/></text:span><text:span text:style-name="T15">statement‐trigger </text:span><text:span text:style-name="T9">gaat </text:span><text:span text:style-name="T15">1 keer </text:span><text:span text:style-name="T9">af<text:line-break/></text:span><text:span text:style-name="T13">rij‐trigger </text:span><text:span text:style-name="T9">gaat </text:span><text:span text:style-name="T13">niet </text:span><text:span text:style-name="T9">af <text:line-break/></text:span></text:p>
      <text:p text:style-name="Standard"><text:span text:style-name="T5">Mogelijk oude en nieuwe kolomwaarden op te vragen<text:line-break/>:NEW.kolomnaam: </text:span><text:span text:style-name="T8">bevat nieuwe waarde na uitvoering van een INSERT of UPDATE<text:line-break/>Let op: bij DELETE is deze variabele leeg </text:span><text:span text:style-name="T5"><text:line-break/>:OLD.kolomnaam: bevat oude waarde vóór uitvoering van een UPDATE of DELETE<text:line-break/>Let op: bij INSERT is deze variabele leeg <text:line-break/><text:line-break/></text:span></text:p>
      <text:p text:style-name="P20"><text:span text:style-name="T9">Volgorde bij meerdere triggers</text:span></text:p>
      <text:p text:style-name="P5"><text:span text:style-name="T9">1. Alle BEFORE STATEMENT triggers<text:line-break/>2. Voor elke rij uit de ROW triggers<text:line-break/><text:tab/>a. Alle BEFORE ROW triggers voor die rij<text:line-break/><text:tab/>b. Triggerende DML‐statement + integrity constraints checken voor die rij<text:line-break/><text:tab/>c. Alle AFTER ROW triggers voor die rij<text:line-break/>3. Alle AFTER STATEMENT triggers </text:span></text:p>
      <text:p text:style-name="P5"><text:span text:style-name="T9"><text:line-break/></text:span><text:span text:style-name="T7">Keuze trigger</text:span></text:p>
      <text:p text:style-name="P5"><text:span text:style-name="T9">row trigger: inhoud van de kolommen nodig<text:line-break/>before statement trigger: trigger MOET afgaan</text:span></text:p>
      <text:p text:style-name="P5"><text:span text:style-name="T9">before row trigger: inhoud van een kolom in de trigger wordt gewijzigd</text:span></text:p>
      <text:p text:style-name="P5"><text:span text:style-name="T9"><text:line-break/>Gebruik eerder een before statement‐trigger dan een after statement<text:line-break/>trigger (vooral bij controle of een actie toegestaan is, dit voorkomt rollbacks)</text:span></text:p>
      <text:p text:style-name="P5"><text:span text:style-name="T9"/></text:p>
      <text:p text:style-name="P5"><text:span text:style-name="T9">Gebruik liever een after row trigger dan een before row trigger<text:line-break/>Oracle controleert dan eerst de constraints.</text:span></text:p>
      <text:p text:style-name="P5"><text:span text:style-name="T9"/></text:p>
      <text:p text:style-name="P5"><text:span text:style-name="T7">Beheer Triggers</text:span></text:p>
      <text:p text:style-name="P5"><text:span text:style-name="T9">Welke triggers bestaan</text:span></text:p>
      <text:p text:style-name="P5"><text:span text:style-name="T9">SQL&gt;SELECT object_name, created, status<text:line-break/>FROM user_objects<text:line-break/>WHERE object_type = 'TRIGGER'; <text:line-break/></text:span></text:p>
      <text:p text:style-name="P5"><text:span text:style-name="T9">Broncode</text:span></text:p>
      <text:p text:style-name="P5"><text:span text:style-name="T9">SQL&gt; SELECT line, text<text:line-break/>FROM user_source<text:line-break/>WHERE name = ‘AUR_EMP_SALARY'; <text:line-break/></text:span></text:p>
      <text:p text:style-name="P5"><text:span text:style-name="T9">Tabel user triggers</text:span></text:p>
      <text:p text:style-name="P5"><text:span text:style-name="T9">SQL&gt; SELECT trigger_type, trigger_body<text:line-break/>FROM user_triggers<text:line-break/>WHERE trigger_name = ‘AUR_EMP_SALARY’;</text:span></text:p>
      <text:p text:style-name="Standard"><text:span text:style-name="T5"><text:line-break/>SQL&gt;SELECT trigger_name, trigger_type, triggering_event, table_name, status<text:line-break/>FROM user_triggers; <text:line-break/><text:line-break/></text:span><text:span text:style-name="T9">Verwijderen: DROP TRIGGER triggernaam<text:line-break/>Activeren/deactiveren van 1 bepaalde trigger<text:line-break/>ALTER TRIGGER triggernaam ENABLE/DISABLE<text:line-break/>Activeren/deactiveren van alle triggers van 1 bepaalde tabel<text:line-break/>ALTER TABLE tabelnaam ENABLE/DISABLE ALL TRIGGERS<text:line-break/></text:span></text:p>
      <text:p text:style-name="Standard"><text:span text:style-name="T9">ALTER TRIGGER triggernaam </text:span><text:span text:style-name="T13">COMPILE: </text:span><text:span text:style-name="T9">wanneer een trigger </text:span><text:span text:style-name="T13">invalid </text:span><text:span text:style-name="T9">geworden is, opnieuw compileren. Invalid wanneer bijvoorbeeld de structuur van een gerefereerde tabel gewijzigd is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1T12:37:16.98</meta:creation-date>
    <meta:editing-duration>PT7H45M3S</meta:editing-duration>
    <meta:editing-cycles>5</meta:editing-cycles>
    <meta:generator>OpenOffice/4.1.2$Win32 OpenOffice.org_project/412m3$Build-9782</meta:generator>
    <dc:date>2018-06-11T20:22:17.99</dc:date>
    <meta:document-statistic meta:table-count="0" meta:image-count="0" meta:object-count="0" meta:page-count="16" meta:paragraph-count="192" meta:word-count="2316" meta:character-count="17046"/>
  </office:meta>
</office:document-meta>
</file>